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alException.PortalException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Exception.Portal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Exception.Portal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rtalException.PortalException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